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433in" svg:height="4.5283in" svg:x="10.3307in" svg:y="0.5437in">
            <draw:object draw:notify-on-update-of-ranges="Sheet1.B2:Sheet1.B10 Sheet1.B26:Sheet1.B34 Sheet1.D2:Sheet1.D10 Sheet1.D26:Sheet1.D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.59685780844444" calcext:value-type="float">
            <text:p>3.59685780844444</text:p>
          </table:table-cell>
          <table:table-cell office:value-type="float" office:value="0.0843696672827482" calcext:value-type="float">
            <text:p>0.0843696672827482</text:p>
          </table:table-cell>
          <table:table-cell office:value-type="float" office:value="3.403328789" calcext:value-type="float">
            <text:p>3.403328789</text:p>
          </table:table-cell>
          <table:table-cell office:value-type="float" office:value="3.54713654" calcext:value-type="float">
            <text:p>3.54713654</text:p>
          </table:table-cell>
          <table:table-cell office:value-type="float" office:value="3.591179112" calcext:value-type="float">
            <text:p>3.591179112</text:p>
          </table:table-cell>
          <table:table-cell office:value-type="float" office:value="3.641815454" calcext:value-type="float">
            <text:p>3.641815454</text:p>
          </table:table-cell>
          <table:table-cell office:value-type="float" office:value="3.837143893" calcext:value-type="float">
            <text:p>3.83714389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16" calcext:value-type="float">
            <text:p>216</text:p>
          </table:table-cell>
          <table:table-cell office:value-type="float" office:value="2.72244076499074" calcext:value-type="float">
            <text:p>2.72244076499074</text:p>
          </table:table-cell>
          <table:table-cell office:value-type="float" office:value="0.135838157434419" calcext:value-type="float">
            <text:p>0.135838157434419</text:p>
          </table:table-cell>
          <table:table-cell office:value-type="float" office:value="2.227403292" calcext:value-type="float">
            <text:p>2.227403292</text:p>
          </table:table-cell>
          <table:table-cell office:value-type="float" office:value="2.629914443" calcext:value-type="float">
            <text:p>2.629914443</text:p>
          </table:table-cell>
          <table:table-cell office:value-type="float" office:value="2.726734519" calcext:value-type="float">
            <text:p>2.726734519</text:p>
          </table:table-cell>
          <table:table-cell office:value-type="float" office:value="2.826565231" calcext:value-type="float">
            <text:p>2.826565231</text:p>
          </table:table-cell>
          <table:table-cell office:value-type="float" office:value="2.99665195" calcext:value-type="float">
            <text:p>2.99665195</text:p>
          </table:table-cell>
          <table:table-cell office:value-type="float" office:value="444.488152998148" calcext:value-type="float">
            <text:p>444.488152998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190" calcext:value-type="float">
            <text:p>190</text:p>
          </table:table-cell>
          <table:table-cell office:value-type="float" office:value="3.35279792151053" calcext:value-type="float">
            <text:p>3.35279792151053</text:p>
          </table:table-cell>
          <table:table-cell office:value-type="float" office:value="0.0775704169289181" calcext:value-type="float">
            <text:p>0.0775704169289181</text:p>
          </table:table-cell>
          <table:table-cell office:value-type="float" office:value="3.118964671" calcext:value-type="float">
            <text:p>3.118964671</text:p>
          </table:table-cell>
          <table:table-cell office:value-type="float" office:value="3.29544603125" calcext:value-type="float">
            <text:p>3.29544603125</text:p>
          </table:table-cell>
          <table:table-cell office:value-type="float" office:value="3.3682727355" calcext:value-type="float">
            <text:p>3.3682727355</text:p>
          </table:table-cell>
          <table:table-cell office:value-type="float" office:value="3.41085054775" calcext:value-type="float">
            <text:p>3.41085054775</text:p>
          </table:table-cell>
          <table:table-cell office:value-type="float" office:value="3.537497028" calcext:value-type="float">
            <text:p>3.537497028</text:p>
          </table:table-cell>
          <table:table-cell office:value-type="float" office:value="-770.559584302105" calcext:value-type="float">
            <text:p>-770.559584302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.77981194033074" calcext:value-type="float">
            <text:p>2.77981194033074</text:p>
          </table:table-cell>
          <table:table-cell office:value-type="float" office:value="0.0455644049509571" calcext:value-type="float">
            <text:p>0.0455644049509571</text:p>
          </table:table-cell>
          <table:table-cell office:value-type="float" office:value="2.626694746" calcext:value-type="float">
            <text:p>2.626694746</text:p>
          </table:table-cell>
          <table:table-cell office:value-type="float" office:value="2.749400774" calcext:value-type="float">
            <text:p>2.749400774</text:p>
          </table:table-cell>
          <table:table-cell office:value-type="float" office:value="2.783426606" calcext:value-type="float">
            <text:p>2.783426606</text:p>
          </table:table-cell>
          <table:table-cell office:value-type="float" office:value="2.812983494" calcext:value-type="float">
            <text:p>2.812983494</text:p>
          </table:table-cell>
          <table:table-cell office:value-type="float" office:value="2.879622087" calcext:value-type="float">
            <text:p>2.87962208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4.02995625278022" calcext:value-type="float">
            <text:p>4.02995625278022</text:p>
          </table:table-cell>
          <table:table-cell office:value-type="float" office:value="0.454124595024086" calcext:value-type="float">
            <text:p>0.454124595024086</text:p>
          </table:table-cell>
          <table:table-cell office:value-type="float" office:value="3.263134873" calcext:value-type="float">
            <text:p>3.263134873</text:p>
          </table:table-cell>
          <table:table-cell office:value-type="float" office:value="3.67228996375" calcext:value-type="float">
            <text:p>3.67228996375</text:p>
          </table:table-cell>
          <table:table-cell office:value-type="float" office:value="3.917486966" calcext:value-type="float">
            <text:p>3.917486966</text:p>
          </table:table-cell>
          <table:table-cell office:value-type="float" office:value="4.3563465875" calcext:value-type="float">
            <text:p>4.3563465875</text:p>
          </table:table-cell>
          <table:table-cell office:value-type="float" office:value="5.236301083" calcext:value-type="float">
            <text:p>5.236301083</text:p>
          </table:table-cell>
          <table:table-cell office:value-type="float" office:value="302.995625278022" calcext:value-type="float">
            <text:p>302.995625278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98" calcext:value-type="float">
            <text:p>198</text:p>
          </table:table-cell>
          <table:table-cell office:value-type="float" office:value="3.80669427708586" calcext:value-type="float">
            <text:p>3.80669427708586</text:p>
          </table:table-cell>
          <table:table-cell office:value-type="float" office:value="0.152300675836621" calcext:value-type="float">
            <text:p>0.152300675836621</text:p>
          </table:table-cell>
          <table:table-cell office:value-type="float" office:value="3.419126026" calcext:value-type="float">
            <text:p>3.419126026</text:p>
          </table:table-cell>
          <table:table-cell office:value-type="float" office:value="3.711361797" calcext:value-type="float">
            <text:p>3.711361797</text:p>
          </table:table-cell>
          <table:table-cell office:value-type="float" office:value="3.8066417635" calcext:value-type="float">
            <text:p>3.8066417635</text:p>
          </table:table-cell>
          <table:table-cell office:value-type="float" office:value="3.9016578465" calcext:value-type="float">
            <text:p>3.9016578465</text:p>
          </table:table-cell>
          <table:table-cell office:value-type="float" office:value="4.261526384" calcext:value-type="float">
            <text:p>4.261526384</text:p>
          </table:table-cell>
          <table:table-cell office:value-type="float" office:value="-480.669427708586" calcext:value-type="float">
            <text:p>-480.6694277085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.03556833860891" calcext:value-type="float">
            <text:p>5.03556833860891</text:p>
          </table:table-cell>
          <table:table-cell office:value-type="float" office:value="0.281985963314324" calcext:value-type="float">
            <text:p>0.281985963314324</text:p>
          </table:table-cell>
          <table:table-cell office:value-type="float" office:value="4.366832919" calcext:value-type="float">
            <text:p>4.366832919</text:p>
          </table:table-cell>
          <table:table-cell office:value-type="float" office:value="4.83903522125" calcext:value-type="float">
            <text:p>4.83903522125</text:p>
          </table:table-cell>
          <table:table-cell office:value-type="float" office:value="5.007799639" calcext:value-type="float">
            <text:p>5.007799639</text:p>
          </table:table-cell>
          <table:table-cell office:value-type="float" office:value="5.210383679" calcext:value-type="float">
            <text:p>5.210383679</text:p>
          </table:table-cell>
          <table:table-cell office:value-type="float" office:value="5.766856879" calcext:value-type="float">
            <text:p>5.76685687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220" calcext:value-type="float">
            <text:p>220</text:p>
          </table:table-cell>
          <table:table-cell office:value-type="float" office:value="2.99326591726364" calcext:value-type="float">
            <text:p>2.99326591726364</text:p>
          </table:table-cell>
          <table:table-cell office:value-type="float" office:value="0.21110686273024" calcext:value-type="float">
            <text:p>0.21110686273024</text:p>
          </table:table-cell>
          <table:table-cell office:value-type="float" office:value="2.421043494" calcext:value-type="float">
            <text:p>2.421043494</text:p>
          </table:table-cell>
          <table:table-cell office:value-type="float" office:value="2.85712263675" calcext:value-type="float">
            <text:p>2.85712263675</text:p>
          </table:table-cell>
          <table:table-cell office:value-type="float" office:value="2.9872733865" calcext:value-type="float">
            <text:p>2.9872733865</text:p>
          </table:table-cell>
          <table:table-cell office:value-type="float" office:value="3.1150629455" calcext:value-type="float">
            <text:p>3.1150629455</text:p>
          </table:table-cell>
          <table:table-cell office:value-type="float" office:value="3.511018168" calcext:value-type="float">
            <text:p>3.511018168</text:p>
          </table:table-cell>
          <table:table-cell office:value-type="float" office:value="99.5510611509091" calcext:value-type="float">
            <text:p>99.5510611509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5" calcext:value-type="float">
            <text:p>-1.5</text:p>
          </table:table-cell>
          <table:table-cell office:value-type="float" office:value="204" calcext:value-type="float">
            <text:p>204</text:p>
          </table:table-cell>
          <table:table-cell office:value-type="float" office:value="6.12309246887255" calcext:value-type="float">
            <text:p>6.12309246887255</text:p>
          </table:table-cell>
          <table:table-cell office:value-type="float" office:value="0.451967004509902" calcext:value-type="float">
            <text:p>0.451967004509902</text:p>
          </table:table-cell>
          <table:table-cell office:value-type="float" office:value="4.892658835" calcext:value-type="float">
            <text:p>4.892658835</text:p>
          </table:table-cell>
          <table:table-cell office:value-type="float" office:value="5.8778093705" calcext:value-type="float">
            <text:p>5.8778093705</text:p>
          </table:table-cell>
          <table:table-cell office:value-type="float" office:value="6.107445006" calcext:value-type="float">
            <text:p>6.107445006</text:p>
          </table:table-cell>
          <table:table-cell office:value-type="float" office:value="6.4039694715" calcext:value-type="float">
            <text:p>6.4039694715</text:p>
          </table:table-cell>
          <table:table-cell office:value-type="float" office:value="7.230744118" calcext:value-type="float">
            <text:p>7.230744118</text:p>
          </table:table-cell>
          <table:table-cell office:value-type="float" office:value="-508.206164591503" calcext:value-type="float">
            <text:p>-508.20616459150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.74036795254106" calcext:value-type="float">
            <text:p>1.74036795254106</text:p>
          </table:table-cell>
          <table:table-cell office:value-type="float" office:value="0.040882587184368" calcext:value-type="float">
            <text:p>0.040882587184368</text:p>
          </table:table-cell>
          <table:table-cell office:value-type="float" office:value="1.64659549" calcext:value-type="float">
            <text:p>1.64659549</text:p>
          </table:table-cell>
          <table:table-cell office:value-type="float" office:value="1.716288503" calcext:value-type="float">
            <text:p>1.716288503</text:p>
          </table:table-cell>
          <table:table-cell office:value-type="float" office:value="1.737594489" calcext:value-type="float">
            <text:p>1.737594489</text:p>
          </table:table-cell>
          <table:table-cell office:value-type="float" office:value="1.762193008" calcext:value-type="float">
            <text:p>1.762193008</text:p>
          </table:table-cell>
          <table:table-cell office:value-type="float" office:value="1.856668541" calcext:value-type="float">
            <text:p>1.85666854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.03619236521759" calcext:value-type="float">
            <text:p>2.03619236521759</text:p>
          </table:table-cell>
          <table:table-cell office:value-type="float" office:value="0.101613763314734" calcext:value-type="float">
            <text:p>0.101613763314734</text:p>
          </table:table-cell>
          <table:table-cell office:value-type="float" office:value="1.666139962" calcext:value-type="float">
            <text:p>1.666139962</text:p>
          </table:table-cell>
          <table:table-cell office:value-type="float" office:value="1.96670220225" calcext:value-type="float">
            <text:p>1.96670220225</text:p>
          </table:table-cell>
          <table:table-cell office:value-type="float" office:value="2.0394811865" calcext:value-type="float">
            <text:p>2.0394811865</text:p>
          </table:table-cell>
          <table:table-cell office:value-type="float" office:value="2.11416768725" calcext:value-type="float">
            <text:p>2.11416768725</text:p>
          </table:table-cell>
          <table:table-cell office:value-type="float" office:value="2.240967716" calcext:value-type="float">
            <text:p>2.24096771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.85082065574211" calcext:value-type="float">
            <text:p>1.85082065574211</text:p>
          </table:table-cell>
          <table:table-cell office:value-type="float" office:value="0.042747108196105" calcext:value-type="float">
            <text:p>0.042747108196105</text:p>
          </table:table-cell>
          <table:table-cell office:value-type="float" office:value="1.721988751" calcext:value-type="float">
            <text:p>1.721988751</text:p>
          </table:table-cell>
          <table:table-cell office:value-type="float" office:value="1.818969072" calcext:value-type="float">
            <text:p>1.818969072</text:p>
          </table:table-cell>
          <table:table-cell office:value-type="float" office:value="1.8592775445" calcext:value-type="float">
            <text:p>1.8592775445</text:p>
          </table:table-cell>
          <table:table-cell office:value-type="float" office:value="1.88271311425" calcext:value-type="float">
            <text:p>1.88271311425</text:p>
          </table:table-cell>
          <table:table-cell office:value-type="float" office:value="1.952817129" calcext:value-type="float">
            <text:p>1.95281712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.82227615131128" calcext:value-type="float">
            <text:p>1.82227615131128</text:p>
          </table:table-cell>
          <table:table-cell office:value-type="float" office:value="0.0298550969097881" calcext:value-type="float">
            <text:p>0.0298550969097881</text:p>
          </table:table-cell>
          <table:table-cell office:value-type="float" office:value="1.721990427" calcext:value-type="float">
            <text:p>1.721990427</text:p>
          </table:table-cell>
          <table:table-cell office:value-type="float" office:value="1.802025232" calcext:value-type="float">
            <text:p>1.802025232</text:p>
          </table:table-cell>
          <table:table-cell office:value-type="float" office:value="1.824725639" calcext:value-type="float">
            <text:p>1.824725639</text:p>
          </table:table-cell>
          <table:table-cell office:value-type="float" office:value="1.844143186" calcext:value-type="float">
            <text:p>1.844143186</text:p>
          </table:table-cell>
          <table:table-cell office:value-type="float" office:value="1.887505415" calcext:value-type="float">
            <text:p>1.88750541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.28353387901099" calcext:value-type="float">
            <text:p>2.28353387901099</text:p>
          </table:table-cell>
          <table:table-cell office:value-type="float" office:value="0.257540002564942" calcext:value-type="float">
            <text:p>0.257540002564942</text:p>
          </table:table-cell>
          <table:table-cell office:value-type="float" office:value="1.848992925" calcext:value-type="float">
            <text:p>1.848992925</text:p>
          </table:table-cell>
          <table:table-cell office:value-type="float" office:value="2.08088400825" calcext:value-type="float">
            <text:p>2.08088400825</text:p>
          </table:table-cell>
          <table:table-cell office:value-type="float" office:value="2.219364885" calcext:value-type="float">
            <text:p>2.219364885</text:p>
          </table:table-cell>
          <table:table-cell office:value-type="float" office:value="2.468839043" calcext:value-type="float">
            <text:p>2.468839043</text:p>
          </table:table-cell>
          <table:table-cell office:value-type="float" office:value="2.967291133" calcext:value-type="float">
            <text:p>2.96729113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.12797947157071" calcext:value-type="float">
            <text:p>2.12797947157071</text:p>
          </table:table-cell>
          <table:table-cell office:value-type="float" office:value="0.0851833292587799" calcext:value-type="float">
            <text:p>0.0851833292587799</text:p>
          </table:table-cell>
          <table:table-cell office:value-type="float" office:value="1.910851487" calcext:value-type="float">
            <text:p>1.910851487</text:p>
          </table:table-cell>
          <table:table-cell office:value-type="float" office:value="2.07479639175" calcext:value-type="float">
            <text:p>2.07479639175</text:p>
          </table:table-cell>
          <table:table-cell office:value-type="float" office:value="2.1277106025" calcext:value-type="float">
            <text:p>2.1277106025</text:p>
          </table:table-cell>
          <table:table-cell office:value-type="float" office:value="2.18099726025" calcext:value-type="float">
            <text:p>2.18099726025</text:p>
          </table:table-cell>
          <table:table-cell office:value-type="float" office:value="2.382139179" calcext:value-type="float">
            <text:p>2.38213917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.29029255750495" calcext:value-type="float">
            <text:p>2.29029255750495</text:p>
          </table:table-cell>
          <table:table-cell office:value-type="float" office:value="0.128406115290719" calcext:value-type="float">
            <text:p>0.128406115290719</text:p>
          </table:table-cell>
          <table:table-cell office:value-type="float" office:value="1.985877072" calcext:value-type="float">
            <text:p>1.985877072</text:p>
          </table:table-cell>
          <table:table-cell office:value-type="float" office:value="2.200759017" calcext:value-type="float">
            <text:p>2.200759017</text:p>
          </table:table-cell>
          <table:table-cell office:value-type="float" office:value="2.2776020685" calcext:value-type="float">
            <text:p>2.2776020685</text:p>
          </table:table-cell>
          <table:table-cell office:value-type="float" office:value="2.36972525675" calcext:value-type="float">
            <text:p>2.36972525675</text:p>
          </table:table-cell>
          <table:table-cell office:value-type="float" office:value="2.623409719" calcext:value-type="float">
            <text:p>2.62340971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.38198652630909" calcext:value-type="float">
            <text:p>2.38198652630909</text:p>
          </table:table-cell>
          <table:table-cell office:value-type="float" office:value="0.168000806720456" calcext:value-type="float">
            <text:p>0.168000806720456</text:p>
          </table:table-cell>
          <table:table-cell office:value-type="float" office:value="1.926940351" calcext:value-type="float">
            <text:p>1.926940351</text:p>
          </table:table-cell>
          <table:table-cell office:value-type="float" office:value="2.273892007" calcext:value-type="float">
            <text:p>2.273892007</text:p>
          </table:table-cell>
          <table:table-cell office:value-type="float" office:value="2.377374132" calcext:value-type="float">
            <text:p>2.377374132</text:p>
          </table:table-cell>
          <table:table-cell office:value-type="float" office:value="2.4784435555" calcext:value-type="float">
            <text:p>2.4784435555</text:p>
          </table:table-cell>
          <table:table-cell office:value-type="float" office:value="2.79369754" calcext:value-type="float">
            <text:p>2.7936975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.71016509548039" calcext:value-type="float">
            <text:p>2.71016509548039</text:p>
          </table:table-cell>
          <table:table-cell office:value-type="float" office:value="0.200177910408711" calcext:value-type="float">
            <text:p>0.200177910408711</text:p>
          </table:table-cell>
          <table:table-cell office:value-type="float" office:value="2.164682679" calcext:value-type="float">
            <text:p>2.164682679</text:p>
          </table:table-cell>
          <table:table-cell office:value-type="float" office:value="2.60134501" calcext:value-type="float">
            <text:p>2.60134501</text:p>
          </table:table-cell>
          <table:table-cell office:value-type="float" office:value="2.7031800725" calcext:value-type="float">
            <text:p>2.7031800725</text:p>
          </table:table-cell>
          <table:table-cell office:value-type="float" office:value="2.83432129625" calcext:value-type="float">
            <text:p>2.83432129625</text:p>
          </table:table-cell>
          <table:table-cell office:value-type="float" office:value="3.200518264" calcext:value-type="float">
            <text:p>3.200518264</text:p>
          </table:table-cell>
          <table:table-cell office:value-type="string" calcext:value-type="string">
            <text:p>inf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float" office:value="4.02179935835266" calcext:value-type="float">
            <text:p>4.02179935835266</text:p>
          </table:table-cell>
          <table:table-cell office:value-type="float" office:value="0.0944469367444974" calcext:value-type="float">
            <text:p>0.0944469367444974</text:p>
          </table:table-cell>
          <table:table-cell office:value-type="float" office:value="3.805124554" calcext:value-type="float">
            <text:p>3.805124554</text:p>
          </table:table-cell>
          <table:table-cell office:value-type="float" office:value="3.96617243" calcext:value-type="float">
            <text:p>3.96617243</text:p>
          </table:table-cell>
          <table:table-cell office:value-type="float" office:value="4.015532174" calcext:value-type="float">
            <text:p>4.015532174</text:p>
          </table:table-cell>
          <table:table-cell office:value-type="float" office:value="4.072158898" calcext:value-type="float">
            <text:p>4.072158898</text:p>
          </table:table-cell>
          <table:table-cell office:value-type="float" office:value="4.290757766" calcext:value-type="float">
            <text:p>4.290757766</text:p>
          </table:table-cell>
          <table:table-cell office:value-type="float" office:value="0.544983958816414" calcext:value-type="float">
            <text:p>0.544983958816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4.85262789200463" calcext:value-type="float">
            <text:p>4.85262789200463</text:p>
          </table:table-cell>
          <table:table-cell office:value-type="float" office:value="0.242431318990327" calcext:value-type="float">
            <text:p>0.242431318990327</text:p>
          </table:table-cell>
          <table:table-cell office:value-type="float" office:value="3.969453687" calcext:value-type="float">
            <text:p>3.969453687</text:p>
          </table:table-cell>
          <table:table-cell office:value-type="float" office:value="4.6872907705" calcext:value-type="float">
            <text:p>4.6872907705</text:p>
          </table:table-cell>
          <table:table-cell office:value-type="float" office:value="4.8604244195" calcext:value-type="float">
            <text:p>4.8604244195</text:p>
          </table:table-cell>
          <table:table-cell office:value-type="float" office:value="5.03856222275" calcext:value-type="float">
            <text:p>5.03856222275</text:p>
          </table:table-cell>
          <table:table-cell office:value-type="float" office:value="5.341378815" calcext:value-type="float">
            <text:p>5.341378815</text:p>
          </table:table-cell>
          <table:table-cell office:value-type="float" office:value="21.3156973001157" calcext:value-type="float">
            <text:p>21.3156973001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4.36344524216842" calcext:value-type="float">
            <text:p>4.36344524216842</text:p>
          </table:table-cell>
          <table:table-cell office:value-type="float" office:value="0.101105963386029" calcext:value-type="float">
            <text:p>0.101105963386029</text:p>
          </table:table-cell>
          <table:table-cell office:value-type="float" office:value="4.058662423" calcext:value-type="float">
            <text:p>4.058662423</text:p>
          </table:table-cell>
          <table:table-cell office:value-type="float" office:value="4.288689748" calcext:value-type="float">
            <text:p>4.288689748</text:p>
          </table:table-cell>
          <table:table-cell office:value-type="float" office:value="4.383628317" calcext:value-type="float">
            <text:p>4.383628317</text:p>
          </table:table-cell>
          <table:table-cell office:value-type="float" office:value="4.43913867" calcext:value-type="float">
            <text:p>4.43913867</text:p>
          </table:table-cell>
          <table:table-cell office:value-type="float" office:value="4.604160428" calcext:value-type="float">
            <text:p>4.604160428</text:p>
          </table:table-cell>
          <table:table-cell office:value-type="float" office:value="9.08613105421052" calcext:value-type="float">
            <text:p>9.086131054210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4.35388736568483" calcext:value-type="float">
            <text:p>4.35388736568483</text:p>
          </table:table-cell>
          <table:table-cell office:value-type="float" office:value="0.0714912482347472" calcext:value-type="float">
            <text:p>0.0714912482347472</text:p>
          </table:table-cell>
          <table:table-cell office:value-type="float" office:value="4.113634048" calcext:value-type="float">
            <text:p>4.113634048</text:p>
          </table:table-cell>
          <table:table-cell office:value-type="float" office:value="4.305906674" calcext:value-type="float">
            <text:p>4.305906674</text:p>
          </table:table-cell>
          <table:table-cell office:value-type="float" office:value="4.359546482" calcext:value-type="float">
            <text:p>4.359546482</text:p>
          </table:table-cell>
          <table:table-cell office:value-type="float" office:value="4.40605523" calcext:value-type="float">
            <text:p>4.40605523</text:p>
          </table:table-cell>
          <table:table-cell office:value-type="float" office:value="4.510395779" calcext:value-type="float">
            <text:p>4.510395779</text:p>
          </table:table-cell>
          <table:table-cell office:value-type="float" office:value="-12.9222526863035" calcext:value-type="float">
            <text:p>-12.9222526863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5.27597848356593" calcext:value-type="float">
            <text:p>5.27597848356593</text:p>
          </table:table-cell>
          <table:table-cell office:value-type="float" office:value="0.594893195836319" calcext:value-type="float">
            <text:p>0.594893195836319</text:p>
          </table:table-cell>
          <table:table-cell office:value-type="float" office:value="4.271618538" calcext:value-type="float">
            <text:p>4.271618538</text:p>
          </table:table-cell>
          <table:table-cell office:value-type="float" office:value="4.80759243725" calcext:value-type="float">
            <text:p>4.80759243725</text:p>
          </table:table-cell>
          <table:table-cell office:value-type="float" office:value="5.1283317725" calcext:value-type="float">
            <text:p>5.1283317725</text:p>
          </table:table-cell>
          <table:table-cell office:value-type="float" office:value="5.7038322335" calcext:value-type="float">
            <text:p>5.7038322335</text:p>
          </table:table-cell>
          <table:table-cell office:value-type="float" office:value="6.85620407" calcext:value-type="float">
            <text:p>6.85620407</text:p>
          </table:table-cell>
          <table:table-cell office:value-type="float" office:value="5.51956967131869" calcext:value-type="float">
            <text:p>5.5195696713186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4.97134090892424" calcext:value-type="float">
            <text:p>4.97134090892424</text:p>
          </table:table-cell>
          <table:table-cell office:value-type="float" office:value="0.199091050583426" calcext:value-type="float">
            <text:p>0.199091050583426</text:p>
          </table:table-cell>
          <table:table-cell office:value-type="float" office:value="4.464382497" calcext:value-type="float">
            <text:p>4.464382497</text:p>
          </table:table-cell>
          <table:table-cell office:value-type="float" office:value="4.84677461475" calcext:value-type="float">
            <text:p>4.84677461475</text:p>
          </table:table-cell>
          <table:table-cell office:value-type="float" office:value="4.971526717" calcext:value-type="float">
            <text:p>4.971526717</text:p>
          </table:table-cell>
          <table:table-cell office:value-type="float" office:value="5.09552359825" calcext:value-type="float">
            <text:p>5.09552359825</text:p>
          </table:table-cell>
          <table:table-cell office:value-type="float" office:value="5.566036224" calcext:value-type="float">
            <text:p>5.566036224</text:p>
          </table:table-cell>
          <table:table-cell office:value-type="float" office:value="-0.573181821515139" calcext:value-type="float">
            <text:p>-0.57318182151513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5.20965151576238" calcext:value-type="float">
            <text:p>5.20965151576238</text:p>
          </table:table-cell>
          <table:table-cell office:value-type="float" office:value="0.291869176410985" calcext:value-type="float">
            <text:p>0.291869176410985</text:p>
          </table:table-cell>
          <table:table-cell office:value-type="float" office:value="4.517678633" calcext:value-type="float">
            <text:p>4.517678633</text:p>
          </table:table-cell>
          <table:table-cell office:value-type="float" office:value="5.00624910375" calcext:value-type="float">
            <text:p>5.00624910375</text:p>
          </table:table-cell>
          <table:table-cell office:value-type="float" office:value="5.1807720485" calcext:value-type="float">
            <text:p>5.1807720485</text:p>
          </table:table-cell>
          <table:table-cell office:value-type="float" office:value="5.3905063125" calcext:value-type="float">
            <text:p>5.3905063125</text:p>
          </table:table-cell>
          <table:table-cell office:value-type="float" office:value="5.96631982" calcext:value-type="float">
            <text:p>5.96631982</text:p>
          </table:table-cell>
          <table:table-cell office:value-type="float" office:value="-13.1724747372937" calcext:value-type="float">
            <text:p>-13.17247473729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office:value-type="float" office:value="5.62976715319546" calcext:value-type="float">
            <text:p>5.62976715319546</text:p>
          </table:table-cell>
          <table:table-cell office:value-type="float" office:value="0.397359367889024" calcext:value-type="float">
            <text:p>0.397359367889024</text:p>
          </table:table-cell>
          <table:table-cell office:value-type="float" office:value="4.552943153" calcext:value-type="float">
            <text:p>4.552943153</text:p>
          </table:table-cell>
          <table:table-cell office:value-type="float" office:value="5.37363582675" calcext:value-type="float">
            <text:p>5.37363582675</text:p>
          </table:table-cell>
          <table:table-cell office:value-type="float" office:value="5.6185330695" calcext:value-type="float">
            <text:p>5.6185330695</text:p>
          </table:table-cell>
          <table:table-cell office:value-type="float" office:value="5.858607905" calcext:value-type="float">
            <text:p>5.858607905</text:p>
          </table:table-cell>
          <table:table-cell office:value-type="float" office:value="6.604343967" calcext:value-type="float">
            <text:p>6.604343967</text:p>
          </table:table-cell>
          <table:table-cell office:value-type="float" office:value="-6.17054744674242" calcext:value-type="float">
            <text:p>-6.170547446742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office:value-type="float" office:value="6.12896729786765" calcext:value-type="float">
            <text:p>6.12896729786765</text:p>
          </table:table-cell>
          <table:table-cell office:value-type="float" office:value="0.452483754573852" calcext:value-type="float">
            <text:p>0.452483754573852</text:p>
          </table:table-cell>
          <table:table-cell office:value-type="float" office:value="4.897365398" calcext:value-type="float">
            <text:p>4.897365398</text:p>
          </table:table-cell>
          <table:table-cell office:value-type="float" office:value="5.88314764525" calcext:value-type="float">
            <text:p>5.88314764525</text:p>
          </table:table-cell>
          <table:table-cell office:value-type="float" office:value="6.1131209235" calcext:value-type="float">
            <text:p>6.1131209235</text:p>
          </table:table-cell>
          <table:table-cell office:value-type="float" office:value="6.410356688" calcext:value-type="float">
            <text:p>6.410356688</text:p>
          </table:table-cell>
          <table:table-cell office:value-type="float" office:value="7.23805026" calcext:value-type="float">
            <text:p>7.23805026</text:p>
          </table:table-cell>
          <table:table-cell office:value-type="float" office:value="2.14945496446077" calcext:value-type="float">
            <text:p>2.149454964460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09:36:24.033860061</meta:creation-date>
    <meta:generator>LibreOffice/7.3.7.2$Linux_X86_64 LibreOffice_project/30$Build-2</meta:generator>
    <dc:date>2023-06-28T14:23:03.133280188</dc:date>
    <meta:editing-duration>PT30M37S</meta:editing-duration>
    <meta:editing-cycles>6</meta:editing-cycles>
    <meta:document-statistic meta:table-count="1" meta:cell-count="3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31cm" svg:height="11.503cm" xlink:href=".." xlink:type="simple" chart:class="chart:scatter" chart:style-name="ch1">
        <chart:title svg:x="8.928cm" svg:y="0.366cm" chart:style-name="ch2">
          <text:p>april_homog</text:p>
        </chart:title>
        <chart:legend chart:legend-position="end" svg:x="18.829cm" svg:y="5.203cm" style:legend-expansion="high" chart:style-name="ch3"/>
        <chart:plot-area chart:style-name="ch4" table:cell-range-address="Sheet1.B2:Sheet1.B10 Sheet1.B26:Sheet1.B34 Sheet1.D26:Sheet1.D34" chart:data-source-has-labels="row" svg:x="1.419cm" svg:y="1.375cm" svg:width="17.002cm" svg:height="8.917cm">
          <chart:coordinate-region svg:x="1.566cm" svg:y="1.575cm" svg:width="16.761cm" svg:height="8.07cm"/>
          <chart:axis chart:dimension="x" chart:name="primary-x" chart:style-name="ch5">
            <chart:title svg:x="9.373cm" svg:y="10.522cm" chart:style-name="ch6">
              <text:p>meters</text:p>
            </chart:title>
          </chart:axis>
          <chart:axis chart:dimension="y" chart:name="primary-y" chart:style-name="ch7">
            <chart:title svg:x="0.451cm" svg:y="6.38cm" chart:style-name="ch8">
              <text:p>meters</text:p>
            </chart:title>
            <chart:grid chart:style-name="ch9" chart:class="major"/>
          </chart:axis>
          <chart:series chart:style-name="ch10" chart:values-cell-range-address="Sheet1.B26:Sheet1.B34" loext:label-string="tru" chart:class="chart:scatter">
            <chart:domain table:cell-range-address="Sheet1.B2:Sheet1.B10"/>
            <chart:data-point chart:repeated="9"/>
          </chart:series>
          <chart:series chart:style-name="ch11" chart:values-cell-range-address="Sheet1.D26:Sheet1.D34" loext:label-string="meas" chart:class="chart:scatter">
            <chart:domain table:cell-range-address="Sheet1.D2:Sheet1.D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u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0</svg:desc>
                </draw:g>
              </table:table-cell>
              <table:table-cell office:value-type="float" office:value="4">
                <text:p>4</text:p>
                <draw:g>
                  <svg:desc>Sheet1.B26:Sheet1.B34</svg:desc>
                </draw:g>
              </table:table-cell>
              <table:table-cell office:value-type="float" office:value="3.59685780844444">
                <text:p>3.59685780844444</text:p>
                <draw:g>
                  <svg:desc>Sheet1.D2:Sheet1.D10</svg:desc>
                </draw:g>
              </table:table-cell>
              <table:table-cell office:value-type="float" office:value="4.02179935835266">
                <text:p>4.02179935835266</text:p>
                <draw:g>
                  <svg:desc>Sheet1.D26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2.72244076499074">
                <text:p>2.72244076499074</text:p>
              </table:table-cell>
              <table:table-cell office:value-type="float" office:value="4.85262789200463">
                <text:p>4.85262789200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">
                <text:p>-0.5</text:p>
              </table:table-cell>
              <table:table-cell office:value-type="float" office:value="4">
                <text:p>4</text:p>
              </table:table-cell>
              <table:table-cell office:value-type="float" office:value="3.35279792151053">
                <text:p>3.35279792151053</text:p>
              </table:table-cell>
              <table:table-cell office:value-type="float" office:value="4.36344524216842">
                <text:p>4.36344524216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.77981194033074">
                <text:p>2.77981194033074</text:p>
              </table:table-cell>
              <table:table-cell office:value-type="float" office:value="4.35388736568483">
                <text:p>4.35388736568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.02995625278022">
                <text:p>4.02995625278022</text:p>
              </table:table-cell>
              <table:table-cell office:value-type="float" office:value="5.27597848356593">
                <text:p>5.27597848356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3.80669427708586">
                <text:p>3.80669427708586</text:p>
              </table:table-cell>
              <table:table-cell office:value-type="float" office:value="4.97134090892424">
                <text:p>4.97134090892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.03556833860891">
                <text:p>5.03556833860891</text:p>
              </table:table-cell>
              <table:table-cell office:value-type="float" office:value="5.20965151576238">
                <text:p>5.20965151576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2.99326591726364">
                <text:p>2.99326591726364</text:p>
              </table:table-cell>
              <table:table-cell office:value-type="float" office:value="5.62976715319546">
                <text:p>5.62976715319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5">
                <text:p>-1.5</text:p>
              </table:table-cell>
              <table:table-cell office:value-type="float" office:value="6">
                <text:p>6</text:p>
              </table:table-cell>
              <table:table-cell office:value-type="float" office:value="6.12309246887255">
                <text:p>6.12309246887255</text:p>
              </table:table-cell>
              <table:table-cell office:value-type="float" office:value="6.12896729786765">
                <text:p>6.12896729786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